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9afd9" officeooo:paragraph-rsid="0019afd9"/>
    </style:style>
    <style:style style:name="P2" style:family="paragraph" style:parent-style-name="Standard">
      <style:text-properties fo:font-weight="bold" officeooo:rsid="0019afd9" officeooo:paragraph-rsid="0019afd9" style:font-weight-asian="bold" style:font-weight-complex="bold"/>
    </style:style>
    <style:style style:name="P3" style:family="paragraph" style:parent-style-name="Standard">
      <style:text-properties fo:font-weight="bold" officeooo:rsid="001c0553" officeooo:paragraph-rsid="001c0553" style:font-weight-asian="bold" style:font-weight-complex="bold"/>
    </style:style>
    <style:style style:name="P4" style:family="paragraph" style:parent-style-name="Standard">
      <style:text-properties officeooo:rsid="001b01bc" officeooo:paragraph-rsid="001b01bc"/>
    </style:style>
    <style:style style:name="P5" style:family="paragraph" style:parent-style-name="Standard">
      <style:text-properties fo:font-weight="normal" officeooo:rsid="001c0553" officeooo:paragraph-rsid="001c0553" style:font-weight-asian="normal" style:font-weight-complex="normal"/>
    </style:style>
    <style:style style:name="P6" style:family="paragraph" style:parent-style-name="Standard">
      <style:text-properties officeooo:rsid="001c0553" officeooo:paragraph-rsid="001c0553"/>
    </style:style>
    <style:style style:name="P7" style:family="paragraph" style:parent-style-name="Standard">
      <style:text-properties officeooo:rsid="001d0d37" officeooo:paragraph-rsid="001d0d37"/>
    </style:style>
    <style:style style:name="T1" style:family="text">
      <style:text-properties officeooo:rsid="001b01bc"/>
    </style:style>
    <style:style style:name="T2" style:family="text">
      <style:text-properties officeooo:rsid="001d0d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verall thoughts</text:p>
      <text:p text:style-name="P5">- Due to the kmeans algorithm and the shape of Milwaukee county, north-south splits occurred before east-west splits. That is often not representative of Milwaukee’s demographics, which change dramatically from North to South</text:p>
      <text:p text:style-name="P5">- Robbery and assault results look very similar for almost every cluster option</text:p>
      <text:p text:style-name="P2"/>
      <text:p text:style-name="P2">Assault</text:p>
      <text:p text:style-name="P1"/>
      <text:p text:style-name="P1">2 clusters</text:p>
      <text:p text:style-name="P1">- With only two clusters there is not much super useful information to gain. There is an obvious split that separates crime in the north from crime in the south.</text:p>
      <text:p text:style-name="P1"/>
      <text:p text:style-name="P1">3 clusters</text:p>
      <text:p text:style-name="P1">- <text:s/>I don’t like the way 3 clusters looks, because <text:span text:style-name="T1">one of the clusters seems to split a dense group in half. Also grouping the upper east side with neighborhoods further west is not an accurate representation of the social divides that exist there.</text:span></text:p>
      <text:p text:style-name="P1"/>
      <text:p text:style-name="P4">4 clusters</text:p>
      <text:p text:style-name="P4">- These results generalize crime in south Milwaukee into one category, which I don’t think makes a lot of sense because it is grouping crime in West Allis with the Hispanic neighborhoods found further east.</text:p>
      <text:p text:style-name="P4"/>
      <text:p text:style-name="P4">5 clusters</text:p>
      <text:p text:style-name="P4">- An additional cluster separates southern Milwaukee more appropriately I think, and this is probably the best option out of all of the clustering results</text:p>
      <text:p text:style-name="P4"/>
      <text:p text:style-name="P4">6 clusters</text:p>
      <text:p text:style-name="P4">- The sixth cluster just split the biggest cluster into two pieces, but given the limit number of features, II don’t think it makes a lot of sense</text:p>
      <text:p text:style-name="P4"/>
      <text:p text:style-name="P6">7 clusters</text:p>
      <text:p text:style-name="P6">- Clusters begin forming east-west now, as opposed to north-south. This might end up separating similar neighborhoods into different clusters</text:p>
      <text:p text:style-name="P6"/>
      <text:p text:style-name="P6">8 clusters</text:p>
      <text:p text:style-name="P6">- I also like the results from 8 clusters. I think it is useful to break up Northwest Milwaukee like that since it is such a big area</text:p>
      <text:p text:style-name="P6"/>
      <text:p text:style-name="P6">9 clusters</text:p>
      <text:p text:style-name="P6">- <text:span text:style-name="T2">I don’t like the cluster in central Milwaukee that includes Marquette and I think at 9, clusters begin to lose their usefulness and uniqueness</text:span></text:p>
      <text:p text:style-name="P6"/>
      <text:p text:style-name="P7">10 clusters</text:p>
      <text:p text:style-name="P7">- 10 clusters looks better than 9, and fits eastern and southern Milwaukee well. I don’t like how it split up northwestern Milwaukee though, I do not think that there needs to be as many clusters up ther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4:07:36.603609277</meta:creation-date>
    <dc:date>2017-06-20T19:53:54.794413435</dc:date>
    <meta:editing-duration>PT4M4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340" meta:character-count="1954" meta:non-whitespace-character-count="1635"/>
  </office:meta>
</office:document-meta>
</file>